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mbers" style:family="table">
      <style:table-properties style:width="10.6028in" table:align="left"/>
    </style:style>
    <style:style style:name="Members.A" style:family="table-column">
      <style:table-column-properties style:column-width="1.6521in"/>
    </style:style>
    <style:style style:name="Members.B" style:family="table-column">
      <style:table-column-properties style:column-width="1.0563in"/>
    </style:style>
    <style:style style:name="Members.C" style:family="table-column">
      <style:table-column-properties style:column-width="1.4361in"/>
    </style:style>
    <style:style style:name="Members.D" style:family="table-column">
      <style:table-column-properties style:column-width="0.4167in"/>
    </style:style>
    <style:style style:name="Members.E" style:family="table-column">
      <style:table-column-properties style:column-width="0.5285in"/>
    </style:style>
    <style:style style:name="Members.G" style:family="table-column">
      <style:table-column-properties style:column-width="0.3792in"/>
    </style:style>
    <style:style style:name="Members.H" style:family="table-column">
      <style:table-column-properties style:column-width="0.6104in"/>
    </style:style>
    <style:style style:name="Members.I" style:family="table-column">
      <style:table-column-properties style:column-width="0.5208in"/>
    </style:style>
    <style:style style:name="Members.J" style:family="table-column">
      <style:table-column-properties style:column-width="0.5951in"/>
    </style:style>
    <style:style style:name="Members.K" style:family="table-column">
      <style:table-column-properties style:column-width="0.4014in"/>
    </style:style>
    <style:style style:name="Members.L" style:family="table-column">
      <style:table-column-properties style:column-width="0.625in"/>
    </style:style>
    <style:style style:name="Members.M" style:family="table-column">
      <style:table-column-properties style:column-width="0.3646in"/>
    </style:style>
    <style:style style:name="Members.O" style:family="table-column">
      <style:table-column-properties style:column-width="0.35in"/>
    </style:style>
    <style:style style:name="Members.A1" style:family="table-cell">
      <style:table-cell-properties style:vertical-align="middle" fo:background-color="#e6e6e6" fo:padding="0.0382in" fo:border-left="0.0007in solid #000000" fo:border-right="none" fo:border-top="0.0007in solid #000000" fo:border-bottom="none">
        <style:background-image/>
      </style:table-cell-properties>
    </style:style>
    <style:style style:name="Members.P1" style:family="table-cell">
      <style:table-cell-properties style:vertical-align="middle" fo:background-color="#e6e6e6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Members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Members.P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libri" fo:font-size="9pt" fo:language="en" fo:country="US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9pt" fo:language="en" fo:country="US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9pt" fo:language="en" fo:country="US" fo:font-weight="normal" style:font-size-asian="9pt" style:font-weight-asian="normal" style:font-size-complex="9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/>
        <table:table-column table:style-name="Members.D"/>
        <table:table-column table:style-name="Members.G"/>
        <table:table-column table:style-name="Members.H"/>
        <table:table-column table:style-name="Members.I"/>
        <table:table-column table:style-name="Members.J"/>
        <table:table-column table:style-name="Members.K"/>
        <table:table-column table:style-name="Members.L"/>
        <table:table-column table:style-name="Members.M"/>
        <table:table-column table:style-name="Members.L"/>
        <table:table-column table:style-name="Members.O"/>
        <table:table-column table:style-name="Members.L"/>
        <table:table-header-rows>
          <table:table-row>
            <table:table-cell table:style-name="Members.A1" office:value-type="string">
              <text:p text:style-name="P3">[a.caption1;block=tbs:row]</text:p>
            </table:table-cell>
            <table:table-cell table:style-name="Members.A1" office:value-type="string">
              <text:p text:style-name="P3">[a.caption3]</text:p>
            </table:table-cell>
            <table:table-cell table:style-name="Members.A1" office:value-type="string">
              <text:p text:style-name="P3">[a.caption4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5]</text:p>
            </table:table-cell>
            <table:table-cell table:style-name="Members.A1" office:value-type="string">
              <text:p text:style-name="P2">[a.caption6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7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8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9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10]</text:p>
            </table:table-cell>
            <table:table-cell table:style-name="Members.A1" office:value-type="string">
              <text:p text:style-name="P2"/>
            </table:table-cell>
            <table:table-cell table:style-name="Members.P1" office:value-type="string">
              <text:p text:style-name="P2">[a.caption11]</text:p>
            </table:table-cell>
          </table:table-row>
        </table:table-header-rows>
        <table:table-row>
          <table:table-cell table:style-name="Members.A2" office:value-type="string">
            <text:p text:style-name="P5">[b.OrderDate;block=tbs:row]</text:p>
          </table:table-cell>
          <table:table-cell table:style-name="Members.A2" office:value-type="string">
            <text:p text:style-name="P5">[b.SalesPerson]</text:p>
          </table:table-cell>
          <table:table-cell table:style-name="Members.A2" office:value-type="string">
            <text:p text:style-name="P4">[b.ItemCode]</text:p>
            <text:p text:style-name="P5">[b.Description]</text:p>
          </table:table-cell>
          <table:table-cell table:style-name="Members.A2" office:value-type="string">
            <text:p text:style-name="P7">[b.Currency]</text:p>
          </table:table-cell>
          <table:table-cell table:style-name="Members.A2" office:value-type="string">
            <text:p text:style-name="P6">[b.Price]</text:p>
          </table:table-cell>
          <table:table-cell table:style-name="Members.A2" office:value-type="string">
            <text:p text:style-name="P6">[b.Qty]</text:p>
          </table:table-cell>
          <table:table-cell table:style-name="Members.A2" office:value-type="string">
            <text:p text:style-name="P6">[b.Currency]</text:p>
          </table:table-cell>
          <table:table-cell table:style-name="Members.A2" office:value-type="string">
            <text:p text:style-name="P6">[b.Total]</text:p>
          </table:table-cell>
          <table:table-cell table:style-name="Members.A2" office:value-type="string">
            <text:p text:style-name="P6">[b.BaseCurrency]</text:p>
          </table:table-cell>
          <table:table-cell table:style-name="Members.A2" office:value-type="string">
            <text:p text:style-name="P6">[b.BaseTotal]</text:p>
          </table:table-cell>
          <table:table-cell table:style-name="Members.A2" office:value-type="string">
            <text:p text:style-name="P6">[b.BaseCurrency]</text:p>
          </table:table-cell>
          <table:table-cell table:style-name="Members.A2" office:value-type="string">
            <text:p text:style-name="P6">[b.ECostTotal]</text:p>
          </table:table-cell>
          <table:table-cell table:style-name="Members.A2" office:value-type="string">
            <text:p text:style-name="P6">[b.BaseCurrency]</text:p>
          </table:table-cell>
          <table:table-cell table:style-name="Members.A2" office:value-type="string">
            <text:p text:style-name="P6">[b.EProfit]</text:p>
          </table:table-cell>
          <table:table-cell table:style-name="Members.A2" office:value-type="string">
            <text:p text:style-name="P6">[b.BaseCurrency]</text:p>
          </table:table-cell>
          <table:table-cell table:style-name="Members.P2" office:value-type="string">
            <text:p text:style-name="P6">[b.Deposit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1902in" fo:margin-bottom="0.1902in" fo:margin-left="0.1902in" fo:margin-right="0.1902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2-05-14T12:36:29.64</dc:date>
    <meta:editing-duration>PT6H32M6S</meta:editing-duration>
    <meta:editing-cycles>59</meta:editing-cycles>
    <meta:generator>OpenOffice/4.1.9$Win32 OpenOffice.org_project/419m1$Build-9805</meta:generator>
    <meta:document-statistic meta:table-count="1" meta:image-count="0" meta:object-count="0" meta:page-count="1" meta:paragraph-count="29" meta:word-count="29" meta:character-count="403"/>
  </office:meta>
</office:document-meta>
</file>